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850a" officeooo:paragraph-rsid="000f85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--- 1</text:p>
      <text:p text:style-name="P1"/>
      <text:p text:style-name="P1"/>
      <text:p text:style-name="P1">import java.util.*;</text:p>
      <text:p text:style-name="P1">class Person</text:p>
      <text:p text:style-name="P1">{</text:p>
      <text:p text:style-name="P1"><text:s/>private long aadhaar;</text:p>
      <text:p text:style-name="P1"><text:s/>private String name,address;</text:p>
      <text:p text:style-name="P1"><text:s/>private String gender;</text:p>
      <text:p text:style-name="P1"><text:s/>public Person(long aadhaar,String name,String address,String gender)</text:p>
      <text:p text:style-name="P1"><text:s text:c="2"/>{</text:p>
      <text:p text:style-name="P1"><text:s text:c="3"/>this.aadhaar=aadhaar;</text:p>
      <text:p text:style-name="P1"><text:s text:c="3"/>this.name=name;</text:p>
      <text:p text:style-name="P1"><text:s text:c="3"/>this.address=address;</text:p>
      <text:p text:style-name="P1"><text:s text:c="3"/>this.gender=gender;</text:p>
      <text:p text:style-name="P1"><text:s text:c="2"/>} </text:p>
      <text:p text:style-name="P1"><text:s/>public String getName()</text:p>
      <text:p text:style-name="P1"><text:s text:c="2"/>{ </text:p>
      <text:p text:style-name="P1"><text:s text:c="4"/>return name;</text:p>
      <text:p text:style-name="P1"><text:s text:c="2"/>}</text:p>
      <text:p text:style-name="P1"><text:s text:c="2"/>public long getAadhaar()</text:p>
      <text:p text:style-name="P1"><text:s text:c="2"/>{</text:p>
      <text:p text:style-name="P1"><text:s text:c="3"/>return aadhaar;</text:p>
      <text:p text:style-name="P1"><text:s text:c="2"/>}</text:p>
      <text:p text:style-name="P1"><text:s text:c="2"/>public String getAddress()</text:p>
      <text:p text:style-name="P1"><text:s text:c="2"/>{</text:p>
      <text:p text:style-name="P1"><text:s text:c="3"/>return address;</text:p>
      <text:p text:style-name="P1"><text:s text:c="2"/>}</text:p>
      <text:p text:style-name="P1"><text:s text:c="2"/>public void setAddress(String address)</text:p>
      <text:p text:style-name="P1"><text:s text:c="2"/>{</text:p>
      <text:p text:style-name="P1"><text:s text:c="3"/>this.address=address;</text:p>
      <text:p text:style-name="P1"><text:s text:c="2"/>}</text:p>
      <text:p text:style-name="P1"><text:s text:c="2"/>public String getGender()</text:p>
      <text:p text:style-name="P1"><text:s text:c="2"/>{</text:p>
      <text:p text:style-name="P1"><text:s text:c="3"/>return gender;</text:p>
      <text:p text:style-name="P1"><text:s text:c="2"/>}</text:p>
      <text:p text:style-name="P1">}</text:p>
      <text:p text:style-name="P1"/>
      <text:p text:style-name="P1">class Student extends Person</text:p>
      <text:p text:style-name="P1">{</text:p>
      <text:p text:style-name="P1"><text:s/>private String program;</text:p>
      <text:p text:style-name="P1"><text:s/>private int year;</text:p>
      <text:p text:style-name="P1"><text:s/>private float totalmark;</text:p>
      <text:p text:style-name="P1"><text:s/>public Student(long aadhaar,String name,String address,String gender,String program,int year,float totalmark)</text:p>
      <text:p text:style-name="P1"><text:s/>{</text:p>
      <text:p text:style-name="P1"><text:s text:c="3"/>super(aadhaar,name,address,gender);</text:p>
      <text:p text:style-name="P1"><text:s text:c="3"/>this.program=program;</text:p>
      <text:p text:style-name="P1"><text:s text:c="3"/>this.year=year;</text:p>
      <text:p text:style-name="P1"><text:s text:c="3"/>this.totalmark=totalmark;</text:p>
      <text:p text:style-name="P1"><text:s text:c="3"/></text:p>
      <text:p text:style-name="P1"><text:s/>}</text:p>
      <text:p text:style-name="P1"><text:soft-page-break/><text:s/>public String getProgram()</text:p>
      <text:p text:style-name="P1"><text:s/>{</text:p>
      <text:p text:style-name="P1"><text:s text:c="3"/>return program;</text:p>
      <text:p text:style-name="P1"><text:s/>}</text:p>
      <text:p text:style-name="P1"><text:s/>public int getYear()</text:p>
      <text:p text:style-name="P1"><text:s/>{</text:p>
      <text:p text:style-name="P1"><text:s text:c="2"/>return year;</text:p>
      <text:p text:style-name="P1"><text:s/>}</text:p>
      <text:p text:style-name="P1"><text:s/>public void setYear(int year)</text:p>
      <text:p text:style-name="P1"><text:s text:c="2"/>{</text:p>
      <text:p text:style-name="P1"><text:s text:c="3"/>this.year=year;</text:p>
      <text:p text:style-name="P1"><text:s text:c="2"/>}</text:p>
      <text:p text:style-name="P1"><text:s/>public float getTotal()</text:p>
      <text:p text:style-name="P1"><text:s text:c="2"/>{</text:p>
      <text:p text:style-name="P1"><text:s text:c="3"/>return totalmark;</text:p>
      <text:p text:style-name="P1"><text:s text:c="2"/>}</text:p>
      <text:p text:style-name="P1"><text:s/>public float calGpa()</text:p>
      <text:p text:style-name="P1"><text:s/>{</text:p>
      <text:p text:style-name="P1"><text:s text:c="3"/>return totalmark/10;</text:p>
      <text:p text:style-name="P1"><text:s/>}</text:p>
      <text:p text:style-name="P1"><text:s/>public String getCourse()</text:p>
      <text:p text:style-name="P1"><text:s/>{</text:p>
      <text:p text:style-name="P1"><text:s text:c="3"/>return program;</text:p>
      <text:p text:style-name="P1"><text:s/>}</text:p>
      <text:p text:style-name="P1">}</text:p>
      <text:p text:style-name="P1">class Faculty extends Person</text:p>
      <text:p text:style-name="P1">{</text:p>
      <text:p text:style-name="P1">private String designation,department;</text:p>
      <text:p text:style-name="P1">private float basic_pay,gross_salary,deductions,net_salary,da,pf,hra,mi;</text:p>
      <text:p text:style-name="P1">public Faculty(long aadhaar,String name,String address,String gender,String designation,String department,float basic_pay)</text:p>
      <text:p text:style-name="P1">{</text:p>
      <text:p text:style-name="P1"><text:s text:c="2"/>super(aadhaar,name,address,gender);</text:p>
      <text:p text:style-name="P1"><text:s text:c="2"/>this.designation=designation;</text:p>
      <text:p text:style-name="P1"><text:s text:c="2"/>this.department=department;</text:p>
      <text:p text:style-name="P1"><text:s text:c="2"/>this.basic_pay=basic_pay;</text:p>
      <text:p text:style-name="P1"><text:s/>da=basic_pay*0.6f;</text:p>
      <text:p text:style-name="P1"><text:s/>mi=basic_pay*0.085f;</text:p>
      <text:p text:style-name="P1"><text:s/>hra=basic_pay*0.1f;</text:p>
      <text:p text:style-name="P1"><text:s/>pf=basic_pay*0.08f;</text:p>
      <text:p text:style-name="P1"><text:s/>gross_salary=basic_pay+da+hra;</text:p>
      <text:p text:style-name="P1"><text:s text:c="2"/>deductions=mi+pf;</text:p>
      <text:p text:style-name="P1"><text:s text:c="2"/></text:p>
      <text:p text:style-name="P1">}</text:p>
      <text:p text:style-name="P1">public String getDesig()</text:p>
      <text:p text:style-name="P1"><text:s/>{</text:p>
      <text:p text:style-name="P1"><text:s text:c="3"/>return designation; <text:s/></text:p>
      <text:p text:style-name="P1"><text:s/>}</text:p>
      <text:p text:style-name="P1"><text:s/>public void setDesig(String designation)</text:p>
      <text:p text:style-name="P1"><text:s/>{</text:p>
      <text:p text:style-name="P1"><text:s text:c="3"/>this.designation=designation;</text:p>
      <text:p text:style-name="P1"><text:s/>}</text:p>
      <text:p text:style-name="P1"><text:soft-page-break/><text:s/>public String getDept()</text:p>
      <text:p text:style-name="P1"><text:s/>{</text:p>
      <text:p text:style-name="P1"><text:s text:c="3"/>return department;</text:p>
      <text:p text:style-name="P1"><text:s/>}</text:p>
      <text:p text:style-name="P1"><text:s/>public void setBasic(float basic)</text:p>
      <text:p text:style-name="P1"><text:s/>{</text:p>
      <text:p text:style-name="P1"><text:s/>basic_pay=basic;</text:p>
      <text:p text:style-name="P1"><text:s/>} </text:p>
      <text:p text:style-name="P1"><text:s/>public float getBasic()</text:p>
      <text:p text:style-name="P1"><text:s/>{</text:p>
      <text:p text:style-name="P1"><text:s text:c="2"/>return basic_pay;</text:p>
      <text:p text:style-name="P1"><text:s/>}</text:p>
      <text:p text:style-name="P1"><text:s/>public float calSalary()</text:p>
      <text:p text:style-name="P1"><text:s/>{</text:p>
      <text:p text:style-name="P1"><text:s/>net_salary=gross_salary-deductions;</text:p>
      <text:p text:style-name="P1"><text:s text:c="2"/></text:p>
      <text:p text:style-name="P1"><text:s text:c="2"/>return net_salary;</text:p>
      <text:p text:style-name="P1"><text:s/>}</text:p>
      <text:p text:style-name="P1">} </text:p>
      <text:p text:style-name="P1"/>
      <text:p text:style-name="P1">class TestInheritance</text:p>
      <text:p text:style-name="P1"><text:s/>{</text:p>
      <text:p text:style-name="P1"><text:s text:c="2"/>static Scanner input=new Scanner(System.in); </text:p>
      <text:p text:style-name="P1"><text:s text:c="2"/>static int counts,countf;</text:p>
      <text:p text:style-name="P1"><text:s text:c="2"/>public static <text:s/>void main(String[] args)</text:p>
      <text:p text:style-name="P1"><text:s text:c="2"/>{</text:p>
      <text:p text:style-name="P1"><text:s text:c="4"/>int choice,total;</text:p>
      <text:p text:style-name="P1"><text:s text:c="4"/>System.out.print("enter how many person detials you are going to give <text:s text:c="4"/>: ");</text:p>
      <text:p text:style-name="P1"><text:s text:c="7"/>total=input.nextInt();</text:p>
      <text:p text:style-name="P1"><text:s text:c="5"/></text:p>
      <text:p text:style-name="P1"><text:s text:c="6"/>Student[] s=new Student[total];</text:p>
      <text:p text:style-name="P1"><text:s text:c="6"/>Faculty[] f=new Faculty[total];</text:p>
      <text:p text:style-name="P1"><text:s text:c="4"/>for(int i=0;i&lt;total;i++)</text:p>
      <text:p text:style-name="P1"><text:s text:c="4"/>{</text:p>
      <text:p text:style-name="P1"><text:s text:c="6"/>System.out.print("1--Student\n2--faculty\nenter <text:s text:c="5"/>: ");</text:p>
      <text:p text:style-name="P1"><text:s text:c="6"/>choice=input.nextInt();</text:p>
      <text:p text:style-name="P1"><text:s text:c="6"/>if(choice==1)</text:p>
      <text:p text:style-name="P1"><text:s text:c="8"/>input_fun(s);</text:p>
      <text:p text:style-name="P1"><text:s text:c="6"/>else if(choice==2)</text:p>
      <text:p text:style-name="P1"><text:s text:c="7"/>input_fun(f);</text:p>
      <text:p text:style-name="P1"><text:s text:c="4"/>}</text:p>
      <text:p text:style-name="P1"><text:s text:c="4"/>output_fun(f,s);</text:p>
      <text:p text:style-name="P1"><text:s/>}</text:p>
      <text:p text:style-name="P1"><text:s text:c="3"/>static void input_fun(Student[] s)</text:p>
      <text:p text:style-name="P1"><text:s text:c="3"/>{</text:p>
      <text:p text:style-name="P1"><text:s text:c="5"/>int year;long aadhaar;</text:p>
      <text:p text:style-name="P1"><text:s text:c="4"/></text:p>
      <text:p text:style-name="P1"><text:s text:c="5"/>String name,address,program;</text:p>
      <text:p text:style-name="P1"><text:s text:c="5"/>String gender;</text:p>
      <text:p text:style-name="P1"><text:s text:c="5"/>float totalmark;</text:p>
      <text:p text:style-name="P1"><text:s text:c="5"/>System.out.print("enter name of student "+(counts+1)+" <text:s text:c="4"/>: ");</text:p>
      <text:p text:style-name="P1"><text:s text:c="5"/>name=input.next();</text:p>
      <text:p text:style-name="P1"><text:soft-page-break/><text:s text:c="4"/>System.out.print("enter aadhaar number <text:s text:c="4"/>: ");</text:p>
      <text:p text:style-name="P1"><text:s text:c="5"/>aadhaar=input.nextLong();</text:p>
      <text:p text:style-name="P1"><text:s text:c="6"/>System.out.print("enter year <text:s text:c="4"/>: ");</text:p>
      <text:p text:style-name="P1"><text:s text:c="4"/>year=input.nextInt();</text:p>
      <text:p text:style-name="P1"><text:s text:c="5"/>System.out.print("enter gender <text:s text:c="4"/>: ");</text:p>
      <text:p text:style-name="P1"><text:s text:c="4"/>gender=input.next();</text:p>
      <text:p text:style-name="P1"><text:s text:c="5"/>System.out.print("enter course <text:s text:c="4"/>: ");</text:p>
      <text:p text:style-name="P1"><text:s text:c="4"/>program=input.next();</text:p>
      <text:p text:style-name="P1"><text:s text:c="3"/>System.out.print("enter total marks <text:s text:c="4"/>: ");</text:p>
      <text:p text:style-name="P1"><text:s text:c="3"/>totalmark=input.nextFloat();</text:p>
      <text:p text:style-name="P1"><text:s text:c="3"/>System.out.print("enter address <text:s text:c="4"/>: ");</text:p>
      <text:p text:style-name="P1"><text:s text:c="4"/>address=input.next();</text:p>
      <text:p text:style-name="P1"><text:s text:c="2"/></text:p>
      <text:p text:style-name="P1"><text:s text:c="3"/>s[counts]=new Student( aadhaar, name, address, gender, program,year, totalmark);</text:p>
      <text:p text:style-name="P1"><text:s text:c="4"/>counts++;</text:p>
      <text:p text:style-name="P1"><text:s text:c="6"/></text:p>
      <text:p text:style-name="P1"><text:s text:c="3"/>}</text:p>
      <text:p text:style-name="P1"><text:s text:c="2"/>static void input_fun(Faculty[] f)</text:p>
      <text:p text:style-name="P1"><text:s text:c="3"/>{</text:p>
      <text:p text:style-name="P1"><text:s text:c="5"/>long aadhaar;int year;</text:p>
      <text:p text:style-name="P1"><text:s text:c="5"/>String name,address,designation,department;</text:p>
      <text:p text:style-name="P1"><text:s text:c="5"/>String gender;</text:p>
      <text:p text:style-name="P1"><text:s text:c="5"/>float basic_pay;</text:p>
      <text:p text:style-name="P1"><text:s text:c="5"/>System.out.print("enter name of Faculty "+(countf+1)+" <text:s text:c="4"/>: ");</text:p>
      <text:p text:style-name="P1"><text:s text:c="5"/>name=input.next();</text:p>
      <text:p text:style-name="P1"><text:s text:c="4"/>System.out.print("enter aadhaar number <text:s text:c="4"/>: ");</text:p>
      <text:p text:style-name="P1"><text:s text:c="5"/>aadhaar=input.nextLong();</text:p>
      <text:p text:style-name="P1"><text:s text:c="5"/>System.out.print("enter gender <text:s text:c="4"/>: ");</text:p>
      <text:p text:style-name="P1"><text:s text:c="4"/>gender=input.next();</text:p>
      <text:p text:style-name="P1"><text:s text:c="5"/>System.out.print("enter desination <text:s text:c="4"/>: ");</text:p>
      <text:p text:style-name="P1"><text:s text:c="4"/>designation=input.next();</text:p>
      <text:p text:style-name="P1"><text:s text:c="4"/>System.out.print("enter department <text:s text:c="4"/>: ");</text:p>
      <text:p text:style-name="P1"><text:s text:c="5"/>department=input.next();</text:p>
      <text:p text:style-name="P1"><text:s text:c="3"/>System.out.print("enter basic pay <text:s text:c="4"/>: ");</text:p>
      <text:p text:style-name="P1"><text:s text:c="3"/>basic_pay=input.nextFloat();</text:p>
      <text:p text:style-name="P1"><text:s text:c="3"/>System.out.print("enter address <text:s text:c="4"/>: ");</text:p>
      <text:p text:style-name="P1"><text:s text:c="3"/>address=input.next();</text:p>
      <text:p text:style-name="P1"><text:s text:c="3"/>f[countf]=new Faculty( aadhaar, name, address, gender,designation,department,basic_pay);</text:p>
      <text:p text:style-name="P1"><text:s text:c="4"/>countf++;</text:p>
      <text:p text:style-name="P1"><text:s text:c="3"/></text:p>
      <text:p text:style-name="P1">}</text:p>
      <text:p text:style-name="P1"><text:s/>static void output_fun(Faculty[] f, Student[] s)</text:p>
      <text:p text:style-name="P1">{</text:p>
      <text:p text:style-name="P1"><text:s text:c="3"/>for(int i=0;i&lt;counts;i++)</text:p>
      <text:p text:style-name="P1"><text:s text:c="2"/>{</text:p>
      <text:p text:style-name="P1"><text:s text:c="5"/>if(i==0)</text:p>
      <text:p text:style-name="P1"><text:s text:c="5"/>{</text:p>
      <text:p text:style-name="P1"><text:s text:c="6"/>if(counts&gt;1)</text:p>
      <text:p text:style-name="P1"><text:s text:c="7"/>System.out.println("- --- ----STUDENTS--- -- -");</text:p>
      <text:p text:style-name="P1"><text:s text:c="6"/>else</text:p>
      <text:p text:style-name="P1"><text:s text:c="9"/>System.out.println("- --- ----STUDENT--- -- -"); </text:p>
      <text:p text:style-name="P1"><text:s text:c="5"/>}</text:p>
      <text:p text:style-name="P1"><text:soft-page-break/><text:s text:c="5"/>System.out.println("name <text:s/>:<text:tab/><text:tab/>"+s[i].getName()+"\nAadhaar <text:s/>:<text:tab/>"+s[i].getAadhaar()+"\nGender <text:s/>:<text:tab/>"+s[i].getGender()+"\nYear <text:s/>: "+s[i].getYear()+"\nTaken Course <text:s/>:<text:tab/>"+s[i].getCourse()+"\nTotal marks <text:s/>:<text:tab/>"+s[i].getTotal()+"\nAddress <text:s/>:<text:tab/>"+s[i].getAddress()+"\nGpa <text:s/>:<text:tab/>"+s[i].calGpa() +"\n\n");</text:p>
      <text:p text:style-name="P1"><text:s text:c="2"/></text:p>
      <text:p text:style-name="P1"><text:s text:c="2"/>}</text:p>
      <text:p text:style-name="P1"/>
      <text:p text:style-name="P1"><text:s text:c="3"/>for(int i=0;i&lt;countf;i++)</text:p>
      <text:p text:style-name="P1"><text:s text:c="2"/>{</text:p>
      <text:p text:style-name="P1"><text:s text:c="4"/>if(i==0)</text:p>
      <text:p text:style-name="P1"><text:s text:c="5"/>{</text:p>
      <text:p text:style-name="P1"><text:s text:c="6"/>if(countf&gt;1)</text:p>
      <text:p text:style-name="P1"><text:s text:c="7"/>System.out.println("- --- ---FACULTIES--- -- -");</text:p>
      <text:p text:style-name="P1"><text:s text:c="6"/>else</text:p>
      <text:p text:style-name="P1"><text:s text:c="9"/>System.out.println("- --- ----FACULTY--- -- -"); </text:p>
      <text:p text:style-name="P1"><text:s text:c="5"/>}</text:p>
      <text:p text:style-name="P1"><text:s text:c="5"/></text:p>
      <text:p text:style-name="P1"><text:s text:c="4"/></text:p>
      <text:p text:style-name="P1"><text:s text:c="5"/>System.out.println("name <text:s/>:<text:tab/><text:tab/>"+f[i].getName()+"\nAadhaar <text:s/>:<text:tab/> "+f[i].getAadhaar()+"\n Gender <text:s text:c="8"/>:<text:tab/> "+f[i].getGender()+"\nDesignation <text:s/>:<text:tab/> "+f[i].getDesig()+"\nDepatment <text:s/>:<text:tab/> "+f[i].getDept()+"\nbasic pay <text:s/>:<text:tab/> "+f[i].getBasic()+"\nAddress <text:s/>:<text:tab/> "+f[i].getAddress()+"\nSalary <text:s/>:<text:tab/>"+f[i].calSalary()+"\n\n");</text:p>
      <text:p text:style-name="P1"><text:s text:c="2"/></text:p>
      <text:p text:style-name="P1"><text:s text:c="2"/>}</text:p>
      <text:p text:style-name="P1"><text:s text:c="2"/></text:p>
      <text:p text:style-name="P1">} </text:p>
      <text:p text:style-name="P1">}</text:p>
      <text:p text:style-name="P1">/*</text:p>
      <text:p text:style-name="P1">SAMPLE I/O :</text:p>
      <text:p text:style-name="P1">aswin@aswin-pavilion-15:~/Desktop/sem3/java/lab/programs/2b$ javac TestInheritance.java </text:p>
      <text:p text:style-name="P1">aswin@aswin-pavilion-15:~/Desktop/sem3/java/lab/programs/2b$ java TestInheritance</text:p>
      <text:p text:style-name="P1">enter how many person detials you are going to give <text:s text:c="4"/>: 3</text:p>
      <text:p text:style-name="P1">1--Student</text:p>
      <text:p text:style-name="P1">2--faculty</text:p>
      <text:p text:style-name="P1">enter <text:s text:c="5"/>: 1</text:p>
      <text:p text:style-name="P1">enter name of student 1 <text:s text:c="4"/>: mageshwaran</text:p>
      <text:p text:style-name="P1">enter aadhaar number <text:s text:c="4"/>: 212234545665</text:p>
      <text:p text:style-name="P1">enter year <text:s text:c="4"/>: 2</text:p>
      <text:p text:style-name="P1">enter gender <text:s text:c="4"/>: male</text:p>
      <text:p text:style-name="P1">enter course <text:s text:c="4"/>: civil</text:p>
      <text:p text:style-name="P1">enter total marks <text:s text:c="4"/>: 89</text:p>
      <text:p text:style-name="P1">enter address <text:s text:c="4"/>: thondapadi</text:p>
      <text:p text:style-name="P1">1--Student</text:p>
      <text:p text:style-name="P1">2--faculty</text:p>
      <text:p text:style-name="P1">enter <text:s text:c="5"/>: 2</text:p>
      <text:p text:style-name="P1">enter name of Faculty 1 <text:s text:c="4"/>: yuvarai</text:p>
      <text:p text:style-name="P1">enter aadhaar number <text:s text:c="4"/>: 123434556776</text:p>
      <text:p text:style-name="P1">enter gender <text:s text:c="4"/>: male</text:p>
      <text:p text:style-name="P1">enter desination <text:s text:c="4"/>: teacher</text:p>
      <text:p text:style-name="P1">enter department <text:s text:c="4"/>: english</text:p>
      <text:p text:style-name="P1">enter basic pay <text:s text:c="4"/>: 5000</text:p>
      <text:p text:style-name="P1">enter address <text:s text:c="4"/>: padalur</text:p>
      <text:p text:style-name="P1"><text:soft-page-break/>1--Student</text:p>
      <text:p text:style-name="P1">2--faculty</text:p>
      <text:p text:style-name="P1">enter <text:s text:c="5"/>: 1</text:p>
      <text:p text:style-name="P1">enter name of student 2 <text:s text:c="4"/>: saravakumar</text:p>
      <text:p text:style-name="P1">enter aadhaar number <text:s text:c="4"/>: 1234567765456 <text:s/></text:p>
      <text:p text:style-name="P1">enter year <text:s text:c="4"/>: 2</text:p>
      <text:p text:style-name="P1">enter gender <text:s text:c="4"/>: male</text:p>
      <text:p text:style-name="P1">enter course <text:s text:c="4"/>: fashion_design</text:p>
      <text:p text:style-name="P1">enter total marks <text:s text:c="4"/>: 91</text:p>
      <text:p text:style-name="P1">enter address <text:s text:c="4"/>: padalur</text:p>
      <text:p text:style-name="P1">- --- ----STUDENTS--- -- -</text:p>
      <text:p text:style-name="P1">name <text:s text:c="4"/>:<text:tab/><text:tab/>mageshwaran</text:p>
      <text:p text:style-name="P1">Aadhaar <text:s text:c="4"/>:<text:tab/>212234545665</text:p>
      <text:p text:style-name="P1">Gender <text:s text:c="4"/>:<text:tab/>male</text:p>
      <text:p text:style-name="P1">Year <text:s text:c="4"/>: 2</text:p>
      <text:p text:style-name="P1">Taken Course <text:s text:c="4"/>:<text:tab/>civil</text:p>
      <text:p text:style-name="P1">Total marks <text:s text:c="4"/>:<text:tab/>89.0</text:p>
      <text:p text:style-name="P1">Address <text:s text:c="4"/>:<text:tab/>thondapadi</text:p>
      <text:p text:style-name="P1">Gpa <text:s text:c="8"/>:<text:tab/>8.9</text:p>
      <text:p text:style-name="P1"/>
      <text:p text:style-name="P1"/>
      <text:p text:style-name="P1">name <text:s text:c="4"/>:<text:tab/><text:tab/>saravakumar</text:p>
      <text:p text:style-name="P1">Aadhaar <text:s text:c="4"/>:<text:tab/>1234567765456</text:p>
      <text:p text:style-name="P1">Gender <text:s text:c="4"/>:<text:tab/>male</text:p>
      <text:p text:style-name="P1">Year <text:s text:c="4"/>: 2</text:p>
      <text:p text:style-name="P1">Taken Course <text:s text:c="2"/>:<text:tab/>fashion_design</text:p>
      <text:p text:style-name="P1">Total marks <text:s text:c="4"/>:<text:tab/>91.0</text:p>
      <text:p text:style-name="P1">Address <text:s text:c="4"/>:<text:tab/>padalur</text:p>
      <text:p text:style-name="P1">Gpa <text:s text:c="8"/>:<text:tab/>9.1</text:p>
      <text:p text:style-name="P1"/>
      <text:p text:style-name="P1"/>
      <text:p text:style-name="P1">- --- ----FACULTY--- -- -</text:p>
      <text:p text:style-name="P1">name <text:s text:c="8"/>:<text:tab/><text:tab/>yuvarai</text:p>
      <text:p text:style-name="P1">Aadhaar <text:s text:c="8"/>:<text:tab/> 123434556776</text:p>
      <text:p text:style-name="P1"><text:s/>Gender <text:s text:c="8"/>:<text:tab/> male</text:p>
      <text:p text:style-name="P1">Designation <text:s text:c="2"/>:<text:tab/> teacher</text:p>
      <text:p text:style-name="P1">Depatment <text:s text:c="4"/>:<text:tab/> english</text:p>
      <text:p text:style-name="P1">basic pay <text:s text:c="4"/>:<text:tab/> 5000.0</text:p>
      <text:p text:style-name="P1">Address <text:s text:c="4"/>:<text:tab/> padalur</text:p>
      <text:p text:style-name="P1">Salary <text:s text:c="3"/>:<text:tab/>7675.0</text:p>
      <text:p text:style-name="P1"/>
      <text:p text:style-name="P1"/>
      <text:p text:style-name="P1">*/</text:p>
      <text:p text:style-name="P1"/>
      <text:p text:style-name="P1">---------------------------------------------------------------------------------------------------------</text:p>
      <text:p text:style-name="P1">program --- 2 </text:p>
      <text:p text:style-name="P1"/>
      <text:p text:style-name="P1"/>
      <text:p text:style-name="P1">import java.util.*;</text:p>
      <text:p text:style-name="P1">class Shape</text:p>
      <text:p text:style-name="P1">{</text:p>
      <text:p text:style-name="P1"><text:s/>protected String color="red";</text:p>
      <text:p text:style-name="P1"><text:soft-page-break/>public Shape()</text:p>
      <text:p text:style-name="P1"><text:s/>{</text:p>
      <text:p text:style-name="P1"><text:s/>}</text:p>
      <text:p text:style-name="P1">public Shape(String color)</text:p>
      <text:p text:style-name="P1"><text:s/>{</text:p>
      <text:p text:style-name="P1"><text:s/>this.color=color;</text:p>
      <text:p text:style-name="P1"><text:s/>}</text:p>
      <text:p text:style-name="P1">public String getColor()</text:p>
      <text:p text:style-name="P1"><text:s/>{</text:p>
      <text:p text:style-name="P1"><text:s/>return color;</text:p>
      <text:p text:style-name="P1"><text:s/>}</text:p>
      <text:p text:style-name="P1">public void setColor(String color)</text:p>
      <text:p text:style-name="P1"><text:s/>{this.color=color;</text:p>
      <text:p text:style-name="P1"><text:s/>}</text:p>
      <text:p text:style-name="P1">}</text:p>
      <text:p text:style-name="P1">class Circle extends Shape</text:p>
      <text:p text:style-name="P1">{</text:p>
      <text:p text:style-name="P1"><text:s/>protected float radius=1.0f;</text:p>
      <text:p text:style-name="P1"><text:s/>public Circle()</text:p>
      <text:p text:style-name="P1"><text:s/>{</text:p>
      <text:p text:style-name="P1"><text:s/>}</text:p>
      <text:p text:style-name="P1"><text:s/>public Circle(float radius)</text:p>
      <text:p text:style-name="P1"><text:s/>{</text:p>
      <text:p text:style-name="P1"><text:s text:c="3"/>this.radius=radius;</text:p>
      <text:p text:style-name="P1"><text:s/>}</text:p>
      <text:p text:style-name="P1">public Circle(float radius,String color)</text:p>
      <text:p text:style-name="P1"><text:s/>{</text:p>
      <text:p text:style-name="P1"><text:s text:c="2"/>setColor(color);</text:p>
      <text:p text:style-name="P1"><text:s text:c="2"/>this.radius=radius;</text:p>
      <text:p text:style-name="P1"><text:s/>}</text:p>
      <text:p text:style-name="P1"><text:s/>public float getRadius()</text:p>
      <text:p text:style-name="P1"><text:s/>{</text:p>
      <text:p text:style-name="P1"><text:s text:c="2"/>return radius;</text:p>
      <text:p text:style-name="P1"><text:s/>}</text:p>
      <text:p text:style-name="P1"><text:s/>public void setRadius(float radius)</text:p>
      <text:p text:style-name="P1"><text:s/>{</text:p>
      <text:p text:style-name="P1"><text:s text:c="2"/>this.radius=radius;</text:p>
      <text:p text:style-name="P1"><text:s/>}</text:p>
      <text:p text:style-name="P1">public float getArea()</text:p>
      <text:p text:style-name="P1"><text:s/>{</text:p>
      <text:p text:style-name="P1"><text:s text:c="2"/>return 3.14f*radius*radius;</text:p>
      <text:p text:style-name="P1"><text:s/>}</text:p>
      <text:p text:style-name="P1">public float getPerimeter()</text:p>
      <text:p text:style-name="P1"><text:s/>{</text:p>
      <text:p text:style-name="P1"><text:s text:c="3"/>return 2*3.14f*radius;</text:p>
      <text:p text:style-name="P1"><text:s/>}</text:p>
      <text:p text:style-name="P1"/>
      <text:p text:style-name="P1">}</text:p>
      <text:p text:style-name="P1"><text:s text:c="2"/></text:p>
      <text:p text:style-name="P1">class Rectangle extends Shape</text:p>
      <text:p text:style-name="P1">{</text:p>
      <text:p text:style-name="P1"><text:s text:c="2"/>protected float width=1.0f,length=1.0f;</text:p>
      <text:p text:style-name="P1"><text:soft-page-break/><text:s text:c="2"/>public Rectangle()</text:p>
      <text:p text:style-name="P1"><text:s text:c="2"/>{</text:p>
      <text:p text:style-name="P1"><text:s text:c="2"/>}</text:p>
      <text:p text:style-name="P1"><text:s text:c="2"/>public Rectangle(float width,float length)</text:p>
      <text:p text:style-name="P1"><text:s text:c="2"/>{</text:p>
      <text:p text:style-name="P1"><text:s text:c="4"/>this.width=width;</text:p>
      <text:p text:style-name="P1"><text:s text:c="4"/>this.length=length;</text:p>
      <text:p text:style-name="P1"><text:s text:c="2"/>}</text:p>
      <text:p text:style-name="P1"><text:s text:c="2"/>public Rectangle(float width,float length,String color)</text:p>
      <text:p text:style-name="P1"><text:s text:c="3"/>{ <text:s/></text:p>
      <text:p text:style-name="P1"><text:s text:c="5"/>super(color); </text:p>
      <text:p text:style-name="P1"><text:s text:c="4"/>this.width=width;</text:p>
      <text:p text:style-name="P1"><text:s text:c="4"/>this.length=length;</text:p>
      <text:p text:style-name="P1"><text:s text:c="3"/>}</text:p>
      <text:p text:style-name="P1"><text:s text:c="3"/>public float getWidth()</text:p>
      <text:p text:style-name="P1"><text:s text:c="2"/>{</text:p>
      <text:p text:style-name="P1"><text:s text:c="3"/>return width;</text:p>
      <text:p text:style-name="P1"><text:s text:c="2"/>} <text:s/></text:p>
      <text:p text:style-name="P1"><text:s text:c="2"/>public float getLength()</text:p>
      <text:p text:style-name="P1"><text:s text:c="2"/>{</text:p>
      <text:p text:style-name="P1"><text:s text:c="4"/>return length;</text:p>
      <text:p text:style-name="P1"><text:s text:c="2"/>} </text:p>
      <text:p text:style-name="P1"><text:s text:c="2"/>public void setLength(float length)</text:p>
      <text:p text:style-name="P1"><text:s text:c="2"/>{ </text:p>
      <text:p text:style-name="P1"><text:s text:c="4"/>this.length=length;<text:tab/><text:tab/><text:tab/></text:p>
      <text:p text:style-name="P1"><text:s text:c="2"/>}</text:p>
      <text:p text:style-name="P1"><text:s text:c="3"/>public void setWidth(float width)</text:p>
      <text:p text:style-name="P1"><text:s text:c="2"/>{</text:p>
      <text:p text:style-name="P1"><text:s text:c="3"/>this.width=width;</text:p>
      <text:p text:style-name="P1"><text:s text:c="2"/>}</text:p>
      <text:p text:style-name="P1"><text:s text:c="2"/>public float getArea()</text:p>
      <text:p text:style-name="P1"><text:s text:c="2"/>{</text:p>
      <text:p text:style-name="P1"><text:s text:c="3"/>return length*width; </text:p>
      <text:p text:style-name="P1"><text:s text:c="2"/>}</text:p>
      <text:p text:style-name="P1"><text:s text:c="2"/>public float getPerimeter()</text:p>
      <text:p text:style-name="P1"><text:s text:c="2"/>{</text:p>
      <text:p text:style-name="P1"><text:s text:c="3"/>return 2*(length+width);</text:p>
      <text:p text:style-name="P1"><text:s text:c="2"/>}</text:p>
      <text:p text:style-name="P1">}</text:p>
      <text:p text:style-name="P1"><text:s text:c="2"/></text:p>
      <text:p text:style-name="P1">class Square extends Rectangle</text:p>
      <text:p text:style-name="P1">{</text:p>
      <text:p text:style-name="P1"><text:s text:c="2"/>protected float side;</text:p>
      <text:p text:style-name="P1"><text:s text:c="2"/>public Square()</text:p>
      <text:p text:style-name="P1"><text:s text:c="2"/>{</text:p>
      <text:p text:style-name="P1"><text:s text:c="2"/>}</text:p>
      <text:p text:style-name="P1"><text:s/>public Square(float side)</text:p>
      <text:p text:style-name="P1"><text:s/>{</text:p>
      <text:p text:style-name="P1"><text:s text:c="2"/>this.side=side;</text:p>
      <text:p text:style-name="P1"><text:s/>}</text:p>
      <text:p text:style-name="P1">public Square(float side,String color)</text:p>
      <text:p text:style-name="P1"><text:s/>{</text:p>
      <text:p text:style-name="P1"><text:soft-page-break/><text:s text:c="4"/>setColor(color);</text:p>
      <text:p text:style-name="P1"><text:s text:c="4"/>this.side=side;</text:p>
      <text:p text:style-name="P1">}</text:p>
      <text:p text:style-name="P1">public float getSide()</text:p>
      <text:p text:style-name="P1"><text:s/>{</text:p>
      <text:p text:style-name="P1"><text:s text:c="3"/>return side;</text:p>
      <text:p text:style-name="P1"><text:s/>}</text:p>
      <text:p text:style-name="P1"><text:s/>public void setSide(float side)</text:p>
      <text:p text:style-name="P1"><text:s/>{</text:p>
      <text:p text:style-name="P1"><text:s text:c="2"/>this.side=side;</text:p>
      <text:p text:style-name="P1"><text:s/>}</text:p>
      <text:p text:style-name="P1">}</text:p>
      <text:p text:style-name="P1"/>
      <text:p text:style-name="P1">class TestShape</text:p>
      <text:p text:style-name="P1">{</text:p>
      <text:p text:style-name="P1"><text:s/>static Scanner input=new Scanner(System.in);</text:p>
      <text:p text:style-name="P1"><text:s/>static int countc,countr,counts;</text:p>
      <text:p text:style-name="P1"><text:s/>public static void main(String[] args)</text:p>
      <text:p text:style-name="P1"><text:s/>{</text:p>
      <text:p text:style-name="P1"><text:s text:c="3"/>int total,choice,i=0;</text:p>
      <text:p text:style-name="P1"><text:s text:c="2"/>System.out.print("enter how many shapes you are going to give : ");</text:p>
      <text:p text:style-name="P1"><text:s text:c="2"/>total=input.nextInt();</text:p>
      <text:p text:style-name="P1"><text:s text:c="2"/>Circle[] c=new Circle[total];</text:p>
      <text:p text:style-name="P1"><text:s text:c="2"/>Rectangle[] r=new Rectangle[total];</text:p>
      <text:p text:style-name="P1"><text:s text:c="2"/>Square[] s=new Square[total];</text:p>
      <text:p text:style-name="P1"><text:s text:c="2"/>while(i&lt;total) <text:s/></text:p>
      <text:p text:style-name="P1"><text:s text:c="2"/>{</text:p>
      <text:p text:style-name="P1"><text:s text:c="3"/>System.out.print("1--circle\n2--Rectangle\n3--Square\nenter which shape you are going to give : ");</text:p>
      <text:p text:style-name="P1"><text:s text:c="3"/>choice=input.nextInt();</text:p>
      <text:p text:style-name="P1"><text:s text:c="3"/>if(choice==1)</text:p>
      <text:p text:style-name="P1"><text:s text:c="4"/>{</text:p>
      <text:p text:style-name="P1"><text:s text:c="5"/>input_fun(c);</text:p>
      <text:p text:style-name="P1"><text:s text:c="4"/>}</text:p>
      <text:p text:style-name="P1"><text:s text:c="3"/>else if(choice==2)</text:p>
      <text:p text:style-name="P1"><text:s text:c="5"/>{ <text:s/></text:p>
      <text:p text:style-name="P1"><text:s text:c="5"/>input_fun(r);</text:p>
      <text:p text:style-name="P1"><text:s text:c="5"/>}</text:p>
      <text:p text:style-name="P1"><text:s text:c="2"/>else if(choice==3)</text:p>
      <text:p text:style-name="P1"><text:s text:c="4"/>{ </text:p>
      <text:p text:style-name="P1"><text:s text:c="3"/>input_fun(s);</text:p>
      <text:p text:style-name="P1"><text:s text:c="4"/>}</text:p>
      <text:p text:style-name="P1"><text:s text:c="4"/>if(choice&gt;0&amp;&amp;choice&lt;4)</text:p>
      <text:p text:style-name="P1"><text:s text:c="6"/>i++;</text:p>
      <text:p text:style-name="P1"><text:s text:c="3"/>else </text:p>
      <text:p text:style-name="P1"><text:s text:c="6"/>System.out.println("enter correct choice ");</text:p>
      <text:p text:style-name="P1"><text:s text:c="2"/>}</text:p>
      <text:p text:style-name="P1"><text:s text:c="2"/>output_fun(c,r,s); </text:p>
      <text:p text:style-name="P1">}</text:p>
      <text:p text:style-name="P1"><text:s/>public static void input_fun(Circle[] c)</text:p>
      <text:p text:style-name="P1"><text:s text:c="2"/>{ </text:p>
      <text:p text:style-name="P1"><text:s text:c="4"/>float radius;</text:p>
      <text:p text:style-name="P1"><text:soft-page-break/><text:s text:c="4"/>String color;</text:p>
      <text:p text:style-name="P1"><text:s text:c="3"/>System.out.print("enter radius : ");</text:p>
      <text:p text:style-name="P1"><text:s text:c="3"/>radius=input.nextFloat();</text:p>
      <text:p text:style-name="P1"><text:s text:c="3"/>System.out.print("enter color of the circle : ");</text:p>
      <text:p text:style-name="P1"><text:s text:c="3"/>color=input.next();</text:p>
      <text:p text:style-name="P1"><text:s text:c="3"/>c[countc]=new Circle();</text:p>
      <text:p text:style-name="P1"><text:s text:c="4"/>c[countc].setColor(color);</text:p>
      <text:p text:style-name="P1"><text:s text:c="2"/>c[countc].setRadius(radius);</text:p>
      <text:p text:style-name="P1"><text:s text:c="2"/>countc++;</text:p>
      <text:p text:style-name="P1"><text:s text:c="2"/>}</text:p>
      <text:p text:style-name="P1"><text:s/>public static void input_fun(Rectangle[] r)</text:p>
      <text:p text:style-name="P1"><text:s/>{</text:p>
      <text:p text:style-name="P1"><text:s text:c="2"/>float length,width;</text:p>
      <text:p text:style-name="P1"><text:s text:c="2"/>String color;</text:p>
      <text:p text:style-name="P1"><text:s text:c="2"/>System.out.print("enter length : ");</text:p>
      <text:p text:style-name="P1"><text:s text:c="2"/>length=input.nextFloat();</text:p>
      <text:p text:style-name="P1"><text:s text:c="2"/>System.out.print("enter widrh : ");</text:p>
      <text:p text:style-name="P1"><text:s text:c="2"/>width=input.nextFloat();</text:p>
      <text:p text:style-name="P1"><text:s text:c="2"/>System.out.print("enter color of the rectangle : ");</text:p>
      <text:p text:style-name="P1"><text:s text:c="2"/>color=input.next();</text:p>
      <text:p text:style-name="P1"><text:s text:c="2"/>r[countr]=new Rectangle(width,length,color);</text:p>
      <text:p text:style-name="P1"><text:s text:c="2"/>countr++; <text:s/></text:p>
      <text:p text:style-name="P1"><text:s/>}</text:p>
      <text:p text:style-name="P1"><text:s/>public static void input_fun(Square[] s)</text:p>
      <text:p text:style-name="P1"><text:s/>{</text:p>
      <text:p text:style-name="P1"><text:s text:c="2"/>float side;</text:p>
      <text:p text:style-name="P1"><text:s text:c="2"/>String color;</text:p>
      <text:p text:style-name="P1"><text:s text:c="2"/>System.out.print("enter side");</text:p>
      <text:p text:style-name="P1"><text:s text:c="2"/>side=input.nextFloat();</text:p>
      <text:p text:style-name="P1"><text:s text:c="2"/>System.out.print("enter color : ");</text:p>
      <text:p text:style-name="P1"><text:s text:c="2"/>color=input.next();</text:p>
      <text:p text:style-name="P1"><text:s text:c="2"/>s[counts]=new Square(side,color);</text:p>
      <text:p text:style-name="P1"><text:s text:c="3"/>counts++; <text:s/></text:p>
      <text:p text:style-name="P1"><text:s/>}</text:p>
      <text:p text:style-name="P1">static void output_fun(Circle[] c,Rectangle[] r,Square[] s)</text:p>
      <text:p text:style-name="P1">{</text:p>
      <text:p text:style-name="P1"><text:s/>for(int i=0;i&lt;countc;i++)</text:p>
      <text:p text:style-name="P1"><text:s/>{</text:p>
      <text:p text:style-name="P1"><text:s text:c="2"/>System.out.println("<text:tab/><text:tab/>circle <text:s/>: <text:s/>"+(i+1)+"\nRadius<text:tab/>: "+c[i].getRadius()+"\nArea <text:tab/>: "+c[i].getArea()+"\nPerimeter<text:tab/> :"+c[i].getPerimeter()+"\ncolor <text:tab/>:"+c[i].getColor()+"\n\n");</text:p>
      <text:p text:style-name="P1"><text:s/>}</text:p>
      <text:p text:style-name="P1"><text:s/>for(int i=0;i&lt;countr;i++)</text:p>
      <text:p text:style-name="P1">{</text:p>
      <text:p text:style-name="P1"><text:s/>System.out.println("<text:tab/><text:tab/>Rectangle : "+(i+1)+"\nlength <text:tab/>: "+r[i].getLength()+"\nWidth<text:tab/>: "+r[i].getWidth()+"\nArea<text:tab/>:"+r[i].getArea()+"\nPerimeter<text:tab/>: "+r[i].getPerimeter()+"\ncolor <text:tab/>:"+r[i].getColor()+"\n\n");</text:p>
      <text:p text:style-name="P1">}</text:p>
      <text:p text:style-name="P1"><text:s/>for(int i=0;i&lt;counts;i++)</text:p>
      <text:p text:style-name="P1"><text:s/>{</text:p>
      <text:p text:style-name="P1"><text:s/>System.out.println("<text:tab/><text:tab/>Square : "+(i+1)+"\nside <text:tab/>:"+s[i].getSide()+"\nArea<text:tab/>: "+s[i].getArea()+"\ncolor <text:tab/>:"+s[i].getColor()+"\n\n");</text:p>
      <text:p text:style-name="P1"><text:s/>}</text:p>
      <text:p text:style-name="P1"><text:soft-page-break/>}</text:p>
      <text:p text:style-name="P1">}</text:p>
      <text:p text:style-name="P1"/>
      <text:p text:style-name="P1"/>
      <text:p text:style-name="P1">/*</text:p>
      <text:p text:style-name="P1">SAMPLE I/O :</text:p>
      <text:p text:style-name="P1">aswin@aswin-pavilion-15:~/Desktop/sem3/java/lab/programs/2b$ javac TestShape.java </text:p>
      <text:p text:style-name="P1">aswin@aswin-pavilion-15:~/Desktop/sem3/java/lab/programs/2b$ java TestShape</text:p>
      <text:p text:style-name="P1">enter how many shapes you are going to give : 4</text:p>
      <text:p text:style-name="P1">1--circle</text:p>
      <text:p text:style-name="P1">2--Rectangle</text:p>
      <text:p text:style-name="P1">3--Square</text:p>
      <text:p text:style-name="P1">enter which shape you are going to give : 1</text:p>
      <text:p text:style-name="P1">enter radius : 5</text:p>
      <text:p text:style-name="P1">enter color of the circle : blue</text:p>
      <text:p text:style-name="P1">1--circle</text:p>
      <text:p text:style-name="P1">2--Rectangle</text:p>
      <text:p text:style-name="P1">3--Square</text:p>
      <text:p text:style-name="P1">enter which shape you are going to give : 2</text:p>
      <text:p text:style-name="P1">enter length : 3</text:p>
      <text:p text:style-name="P1">enter widrh : 4</text:p>
      <text:p text:style-name="P1">enter color of the rectangle : red</text:p>
      <text:p text:style-name="P1">1--circle</text:p>
      <text:p text:style-name="P1">2--Rectangle</text:p>
      <text:p text:style-name="P1">3--Square</text:p>
      <text:p text:style-name="P1">enter which shape you are going to give : 3</text:p>
      <text:p text:style-name="P1">enter side5</text:p>
      <text:p text:style-name="P1">enter color : green</text:p>
      <text:p text:style-name="P1">1--circle</text:p>
      <text:p text:style-name="P1">2--Rectangle</text:p>
      <text:p text:style-name="P1">3--Square</text:p>
      <text:p text:style-name="P1">enter which shape you are going to give : 2</text:p>
      <text:p text:style-name="P1">enter length : 6</text:p>
      <text:p text:style-name="P1">enter widrh : 5</text:p>
      <text:p text:style-name="P1">enter color of the rectangle : violet</text:p>
      <text:p text:style-name="P1"><text:tab/><text:tab/><text:tab/>circle <text:s/>: <text:s/>1</text:p>
      <text:p text:style-name="P1">Radius<text:tab/>: 5.0</text:p>
      <text:p text:style-name="P1">Area <text:tab/>: 78.5</text:p>
      <text:p text:style-name="P1">Perimeter<text:tab/> :31.400002</text:p>
      <text:p text:style-name="P1">color <text:tab/>:blue</text:p>
      <text:p text:style-name="P1"/>
      <text:p text:style-name="P1"/>
      <text:p text:style-name="P1"><text:tab/><text:tab/>Rectangle : 1</text:p>
      <text:p text:style-name="P1">length <text:tab/>: 3.0</text:p>
      <text:p text:style-name="P1">Width<text:tab/>: 4.0</text:p>
      <text:p text:style-name="P1">Area<text:tab/>:12.0</text:p>
      <text:p text:style-name="P1">Perimeter<text:tab/>: 14.0</text:p>
      <text:p text:style-name="P1">color <text:tab/>:red</text:p>
      <text:p text:style-name="P1"/>
      <text:p text:style-name="P1"/>
      <text:p text:style-name="P1"><text:tab/><text:tab/>Rectangle : 2</text:p>
      <text:p text:style-name="P1">length <text:tab/>: 6.0</text:p>
      <text:p text:style-name="P1"><text:soft-page-break/>Width<text:tab/>: 5.0</text:p>
      <text:p text:style-name="P1">Area<text:tab/>:30.0</text:p>
      <text:p text:style-name="P1">Perimeter<text:tab/>: 22.0</text:p>
      <text:p text:style-name="P1">color <text:tab/>:violet</text:p>
      <text:p text:style-name="P1"/>
      <text:p text:style-name="P1"/>
      <text:p text:style-name="P1"><text:tab/><text:tab/>Square : 1</text:p>
      <text:p text:style-name="P1">side <text:tab/>:5.0</text:p>
      <text:p text:style-name="P1">Area<text:tab/>: 1.0</text:p>
      <text:p text:style-name="P1">color <text:tab/>:green</text:p>
      <text:p text:style-name="P1"/>
      <text:p text:style-name="P1"/>
      <text:p text:style-name="P1">*/</text:p>
      <text:p text:style-name="P1"/>
      <text:p text:style-name="P1"/>
      <text:p text:style-name="P1"><text:s text:c="40"/>----end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2:44:17.452971139</meta:creation-date>
    <dc:date>2019-08-04T22:50:10.731073145</dc:date>
    <meta:editing-duration>PT3M15S</meta:editing-duration>
    <meta:editing-cycles>2</meta:editing-cycles>
    <meta:generator>LibreOffice/6.2.4.2$Linux_X86_64 LibreOffice_project/20$Build-2</meta:generator>
    <meta:document-statistic meta:table-count="0" meta:image-count="0" meta:object-count="0" meta:page-count="12" meta:paragraph-count="547" meta:word-count="1323" meta:character-count="11963" meta:non-whitespace-character-count="9802"/>
  </office:meta>
</office:document-meta>
</file>